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7.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Standard">
      <style:text-properties officeooo:rsid="00070928" officeooo:paragraph-rsid="00070928"/>
    </style:style>
    <style:style style:name="P17" style:family="paragraph" style:parent-style-name="Standard" style:list-style-name="WW8Num2">
      <style:text-properties fo:font-style="italic" style:font-style-asian="italic" style:font-style-complex="italic"/>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style style:name="P20"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1" style:family="paragraph" style:parent-style-name="Heading_20_2">
      <style:paragraph-properties fo:break-before="page"/>
    </style:style>
    <style:style style:name="P22" style:family="paragraph" style:parent-style-name="Heading_20_1" style:master-page-name="Standard">
      <style:paragraph-properties fo:margin-top="0.423cm" fo:margin-bottom="0.212cm" style:contextual-spacing="false" style:page-number="auto"/>
      <style:text-properties fo:color="#4700b8"/>
    </style:style>
    <style:style style:name="T1" style:family="text">
      <style:text-properties fo:font-weight="bold" style:font-weight-asian="bold" style:font-weight-complex="bold"/>
    </style:style>
    <style:style style:name="T2" style:family="text">
      <style:text-properties fo:font-weight="bold" officeooo:rsid="0007092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7c69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asian="Times New Roman" style:font-name-complex="Times New Roman"/>
    </style:style>
    <style:style style:name="T9" style:family="text">
      <style:text-properties style:font-name-asian="Courier New"/>
    </style:style>
    <style:style style:name="T10" style:family="text">
      <style:text-properties fo:language="en" fo:country="GB"/>
    </style:style>
    <style:style style:name="T11" style:family="text">
      <style:text-properties fo:font-style="normal" style:font-style-asian="normal" style:font-style-complex="normal"/>
    </style:style>
    <style:style style:name="T12" style:family="text">
      <style:text-properties fo:color="#c5000b"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officeooo:rsid="00070928" style:font-weight-asian="bold" style:font-weight-complex="bold"/>
    </style:style>
    <style:style style:name="T15" style:family="text">
      <style:text-properties fo:color="#800000" fo:font-weight="bold" fo:background-color="#ffff00" loext:char-shading-value="0" style:font-weight-asian="bold" style:font-weight-complex="bold"/>
    </style:style>
    <style:style style:name="T16" style:family="text">
      <style:text-properties fo:color="#800000" fo:font-style="italic" style:font-style-asian="italic" style:font-style-complex="italic"/>
    </style:style>
    <style:style style:name="T17" style:family="text">
      <style:text-properties style:use-window-font-color="true" fo:font-weight="normal" style:font-weight-asian="normal" style:font-weight-complex="normal"/>
    </style:style>
    <style:style style:name="T18" style:family="text">
      <style:text-properties officeooo:rsid="000280bd"/>
    </style:style>
    <style:style style:name="T19" style:family="text">
      <style:text-properties officeooo:rsid="0004449b"/>
    </style:style>
    <style:style style:name="T20" style:family="text">
      <style:text-properties officeooo:rsid="00070928"/>
    </style:style>
    <style:style style:name="T21" style:family="text">
      <style:text-properties fo:font-weight="normal" officeooo:rsid="00070928" style:font-weight-asian="normal" style:font-weight-complex="normal"/>
    </style:style>
    <style:style style:name="T22" style:family="text">
      <style:text-properties officeooo:rsid="0007c69f"/>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start text:name="__RefHeading__3270_1841861651"/><text:bookmark-start text:name="__RefHeading__753_1635238717"/><text:bookmark-start text:name="__DdeLink__787_98477107"/><text:span text:style-name="T1">pyg2p</text:span><text:bookmark-end text:name="__DdeLink__787_98477107"/> Configuration Manual<text:bookmark-end text:name="__RefHeading__3270_1841861651"/><text:bookmark-end text:name="__RefHeading__753_1635238717"/></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text:span text:style-name="T19">3.1</text:span></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text:span text:style-name="T18">4</text:span>-<text:span text:style-name="T18">07-08</text:span></text:p>
            <text:p text:style-name="Table_20_Contents"/>
            <text:p text:style-name="Table_20_Contents"/>
            <text:p text:style-name="Table_20_Contents"/>
          </table:table-cell>
        </table:table-row>
      </table:table>
      <text:section text:style-name="Sect1" text:name="Sezione3">
        <text:h text:style-name="P20"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3270_1841861651" text:style-name="Index_20_Link" text:visited-style-name="Index_20_Link">pyg2p Configuration Manual<text:tab/>1</text:a></text:p>
            <text:p text:style-name="P13"><text:a xlink:type="simple" xlink:href="#__RefHeading__755_1635238717" text:style-name="Index_20_Link" text:visited-style-name="Index_20_Link">Introduction<text:tab/>2</text:a></text:p>
            <text:p text:style-name="P13"><text:a xlink:type="simple" xlink:href="#__RefHeading__757_1635238717" text:style-name="Index_20_Link" text:visited-style-name="Index_20_Link">Configuring parameters.xml file<text:tab/>2</text:a></text:p>
            <text:p text:style-name="P13"><text:a xlink:type="simple" xlink:href="#__RefHeading__759_1635238717" text:style-name="Index_20_Link" text:visited-style-name="Index_20_Link">Configuring loggers<text:tab/>3</text:a></text:p>
            <text:p text:style-name="P13"><text:a xlink:type="simple" xlink:href="#__RefHeading__761_1635238717" text:style-name="Index_20_Link" text:visited-style-name="Index_20_Link">Configuring geopotentials.xml file<text:tab/>5</text:a></text:p>
            <text:p text:style-name="P13"><text:a xlink:type="simple" xlink:href="#__RefHeading__763_1635238717" text:style-name="Index_20_Link" text:visited-style-name="Index_20_Link">Configuring execution template files<text:tab/>5</text:a></text:p>
            <text:p text:style-name="P15"><text:a xlink:type="simple" xlink:href="#__RefHeading__765_1635238717" text:style-name="Index_20_Link" text:visited-style-name="Index_20_Link">Execution tag<text:tab/>6</text:a></text:p>
            <text:p text:style-name="P15"><text:a xlink:type="simple" xlink:href="#__RefHeading__767_1635238717" text:style-name="Index_20_Link" text:visited-style-name="Index_20_Link">Parameter tag<text:tab/>6</text:a></text:p>
            <text:p text:style-name="P15"><text:a xlink:type="simple" xlink:href="#__RefHeading__769_1635238717" text:style-name="Index_20_Link" text:visited-style-name="Index_20_Link">OutMaps tag<text:tab/>7</text:a></text:p>
            <text:p text:style-name="P15"><text:a xlink:type="simple" xlink:href="#__RefHeading__771_1635238717" text:style-name="Index_20_Link" text:visited-style-name="Index_20_Link">Aggregation tag<text:tab/>8</text:a></text:p>
            <text:p text:style-name="P15"><text:a xlink:type="simple" xlink:href="#__RefHeading__773_1635238717" text:style-name="Index_20_Link" text:visited-style-name="Index_20_Link">Interpolation tag<text:tab/>8</text:a></text:p>
            <text:p text:style-name="P13"><text:a xlink:type="simple" xlink:href="#__RefHeading__3546_2069470854" text:style-name="Index_20_Link" text:visited-style-name="Index_20_Link">Configuring the application for test functionality<text:tab/>9</text:a></text:p>
            <text:p text:style-name="P15"><text:a xlink:type="simple" xlink:href="#__RefHeading__3548_2069470854" text:style-name="Index_20_Link" text:visited-style-name="Index_20_Link">Writing an XML configuration for tests<text:tab/>9</text:a></text:p>
            <text:p text:style-name="P15"><text:a xlink:type="simple" xlink:href="#__RefHeading__3550_2069470854" text:style-name="Index_20_Link" text:visited-style-name="Index_20_Link">Writing the commands.txt file<text:tab/>9</text:a></text:p>
          </text:index-body>
        </text:table-of-content>
        <text:p text:style-name="P3"/>
        <text:h text:style-name="P21" text:outline-level="2"><text:bookmark-start text:name="__RefHeading__755_1635238717"/><text:bookmark-start text:name="__RefHeading__3148_1841861651"/>Introduction<text:bookmark-end text:name="__RefHeading__755_1635238717"/><text:bookmark-end text:name="__RefHeading__3148_1841861651"/></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4171001081654983930" text:style-name="WW8Num2">
          <text:list-item>
            <text:p text:style-name="P17">parameters.xml</text:p>
          </text:list-item>
          <text:list-item>
            <text:p text:style-name="P17">geopotentials.xml</text:p>
          </text:list-item>
          <text:list-item>
            <text:p text:style-name="P17">logger-configuration.xml</text:p>
          </text:list-item>
        </text:list>
        <text:p text:style-name="Standard"/>
        <text:p text:style-name="warn">The folder <text:span text:style-name="T5">intertables</text:span> must exists under the <text:span text:style-name="T5">configuration</text:span> folder.</text:p>
        <text:p text:style-name="warn">Geopotentials gribs, configured in <text:span text:style-name="T3">geopotentials.xml</text:span>, must be placed under the <text:span text:style-name="T5">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757_1635238717"/><text:bookmark-start text:name="__RefHeading__3150_1841861651"/>Configuring parameters.xml file<text:bookmark-end text:name="__RefHeading__757_1635238717"/><text:bookmark-end text:name="__RefHeading__3150_1841861651"/></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6">mandatory attributes are in </text:span><text:span text:style-name="T7">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8"><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3">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3">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9"><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9"><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759_1635238717"/><text:bookmark-start text:name="__RefHeading__3152_1841861651"/>Configuring loggers<text:bookmark-end text:name="__RefHeading__759_1635238717"/><text:bookmark-end text:name="__RefHeading__3152_1841861651"/></text:h>
        <text:p text:style-name="Standard"/>
        <text:p text:style-name="Standard">The file logger-configuration.xml in the folder <text:span text:style-name="T3">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3">enabled</text:span> within the <text:span text:style-name="T3">Loggers</text:span> element to one of the values false, False, No, NO, no (default is True):</text:p>
        <text:p text:style-name="Standard"/>
        <text:p text:style-name="code">&lt;Loggers <text:span text:style-name="T12">enabled="false"</text:span>&gt;</text:p>
        <text:p text:style-name="Standard"/>
        <text:p text:style-name="Standard">Accepted levels are: “DEBUG”, “INFO”, “WARN”, ”WARNING”, “ERROR”.</text:p>
        <text:p text:style-name="Standard">Use the placeholders <text:span text:style-name="T3">%(asctime)s</text:span>, <text:span text:style-name="T3"><text:s/>%(message)s</text:span>, and <text:span text:style-name="T3">%(levelname)s</text:span> to <text:span text:style-name="T10">personalise</text:span> the output <text:span text:style-name="T11">format</text:span> with the <text:span text:style-name="T3">formatting</text:span> attribute.</text:p>
        <text:p text:style-name="Standard">Keep attention to not accidentally change <text:span text:style-name="T3">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9"><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P20" text:outline-level="2"/>
        <text:h text:style-name="P21" text:outline-level="2"><text:bookmark-start text:name="__RefHeading__761_1635238717"/><text:bookmark-start text:name="__RefHeading__3154_1841861651"/>Configuring geopotentials.xml file<text:bookmark-end text:name="__RefHeading__761_1635238717"/><text:bookmark-end text:name="__RefHeading__3154_1841861651"/></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pan text:style-name="T9"><text:s text:c="4"/></text:span>&lt;!-- id has the form:</text:p>
        <text:p text:style-name="code"><text:span text:style-name="T9"><text:s text:c="8"/></text:span>longFirstDegrees$longLastDegrees$Ni$Nj$numberOfValues$gridType</text:p>
        <text:p text:style-name="code"><text:span text:style-name="T9"><text:s text:c="4"/></text:span>--&gt;</text:p>
        <text:p text:style-name="code"><text:span text:style-name="T9"><text:s/></text:span>&lt;geopotential id="-35$45$161$91$14651$regular_ll" name="europe_0.5_degree_T799.grb"/&gt;</text:p>
        <text:p text:style-name="code"><text:span text:style-name="T9"><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763_1635238717"/><text:bookmark-start text:name="__RefHeading__3156_1841861651"/>Configuring execution template files<text:bookmark-end text:name="__RefHeading__763_1635238717"/><text:bookmark-end text:name="__RefHeading__3156_1841861651"/></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ext:soft-page-break/>This section is dedicated to writing <text:span text:style-name="T3">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9"><text:s/></text:span>&lt;Parameter shortName="td_2m" tstart="12" tend="18" </text:p>
        <text:p text:style-name="code"><text:span text:style-name="T9"><text:s text:c="12"/></text:span>applyConversion="k2c"<text:line-break/> <text:s text:c="11"/>gem="(z/9.81)*0.0065"</text:p>
        <text:p text:style-name="code"><text:span text:style-name="T9"><text:s text:c="12"/></text:span>correctionFormula="p+gem-dem*0.0065"</text:p>
        <text:p text:style-name="code"><text:span text:style-name="T9"><text:s text:c="12"/></text:span>demMap="<text:bookmark-start text:name="__DdeLink__2795_1841861651"/>/maps/<text:bookmark-end text:name="__DdeLink__2795_1841861651"/>dem.map"</text:p>
        <text:p text:style-name="P5"><text:s text:c="4"/></text:p>
        <text:p text:style-name="code"><text:span text:style-name="T9"><text:s/></text:span>/&gt;</text:p>
        <text:p text:style-name="code"><text:span text:style-name="T9"><text:s/></text:span>&lt;Aggregation type="average" step="24" /&gt;</text:p>
        <text:p text:style-name="code"><text:span text:style-name="T9"><text:s/></text:span>&lt;OutMaps namePrefix="td2" fmap="001" cloneMap="/maps/dem.map" ext=”1”&gt;</text:p>
        <text:p text:style-name="code"><text:span text:style-name="T9"><text:s text:c="5"/></text:span>&lt;Interpolation mode="grib_invdist" <text:line-break/> <text:s text:c="19"/>latMap="/maps/lat.map" <text:line-break/> <text:s text:c="19"/>lonMap="/maps/long.map"</text:p>
        <text:p text:style-name="code"><text:span text:style-name="T9"><text:s text:c="5"/></text:span>/&gt;</text:p>
        <text:p text:style-name="code"><text:span text:style-name="T9"><text:s text:c="2"/></text:span>&lt;/OutMaps&gt;</text:p>
        <text:p text:style-name="code">&lt;/Execution&gt;</text:p>
        <text:p text:style-name="Standard"/>
        <text:h text:style-name="Heading_20_3" text:outline-level="3"><text:bookmark-start text:name="__RefHeading__765_1635238717"/><text:bookmark-start text:name="__RefHeading__3158_1841861651"/>Execution tag<text:bookmark-end text:name="__RefHeading__765_1635238717"/><text:bookmark-end text:name="__RefHeading__3158_1841861651"/></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767_1635238717"/><text:bookmark-start text:name="__RefHeading__3160_1841861651"/>Parameter tag<text:bookmark-end text:name="__RefHeading__767_1635238717"/><text:bookmark-end text:name="__RefHeading__3160_1841861651"/></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ext:soft-page-break/>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6">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3">gem</text:span>, <text:span text:style-name="T3">correctionFormula</text:span>, and <text:span text:style-name="T3">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769_1635238717"/><text:bookmark-start text:name="__RefHeading__3272_1841861651"/>OutMaps tag<text:bookmark-end text:name="__RefHeading__769_1635238717"/><text:bookmark-end text:name="__RefHeading__3272_1841861651"/></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6">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3">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soft-page-break/></text:h>
        <text:h text:style-name="Heading_20_3" text:outline-level="3"/>
        <text:h text:style-name="Heading_20_3" text:outline-level="3"><text:bookmark-start text:name="__RefHeading__771_1635238717"/><text:bookmark-start text:name="__RefHeading__3689_1031783341"/>Aggregation tag<text:bookmark-end text:name="__RefHeading__771_1635238717"/><text:bookmark-end text:name="__RefHeading__3689_1031783341"/></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4">step</text:p>
            </table:table-cell>
            <table:table-cell table:style-name="Tabella7.B2" office:value-type="string">
              <text:p text:style-name="Table_20_Contents">Step of aggregation in hours.</text:p>
            </table:table-cell>
          </table:table-row>
          <table:table-row table:style-name="Tabella7.3">
            <table:table-cell table:style-name="Tabella7.A2" office:value-type="string">
              <text:p text:style-name="P4">type</text:p>
            </table:table-cell>
            <table:table-cell table:style-name="Tabella7.B2" office:value-type="string">
              <text:p text:style-name="Table_20_Contents">Type of aggregation (it was Manipulation in grib2pcraster). It can be <text:span text:style-name="T3">average</text:span> or <text:span text:style-name="T4">ac</text:span><text:span text:style-name="T3">cumulation.</text:span></text:p>
            </table:table-cell>
          </table:table-row>
          <table:table-row table:style-name="Tabella7.1">
            <table:table-cell table:style-name="Tabella7.A2" office:value-type="string">
              <text:p text:style-name="code">forceZeroArray</text:p>
            </table:table-cell>
            <table:table-cell table:style-name="Tabella7.B2" office:value-type="string">
              <text:p text:style-name="Table_20_Contents"><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Standard"/>
        <text:p text:style-name="Standard"/>
        <text:h text:style-name="Heading_20_3" text:outline-level="3"><text:bookmark-start text:name="__RefHeading__773_1635238717"/><text:bookmark-start text:name="__RefHeading__3164_1841861651"/>Interpolation tag<text:bookmark-end text:name="__RefHeading__773_1635238717"/><text:bookmark-end text:name="__RefHeading__3164_1841861651"/></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text:s/>“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
        <text:p text:style-name="Standard"/>
        <text:p text:style-name="Standard"/>
        <text:h text:style-name="P20" text:outline-level="2"/>
        <text:h text:style-name="P21"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3">-t &lt;path/to/file.xml&gt;</text:span><text:span text:style-name="T11">which will perform the following:</text:span></text:p>
        <text:list xml:id="list409756080507050855" text:style-name="L1">
          <text:list-item>
            <text:p text:style-name="P18">execute a set of predefined grib2pcraster commands</text:p>
          </text:list-item>
          <text:list-item>
            <text:p text:style-name="P18">execute a set of the corresponding pyg2p commands with the same options of grib2pcraster</text:p>
          </text:list-item>
          <text:list-item>
            <text:p text:style-name="P18">produce diff PCRaster maps.</text:p>
          </text:list-item>
          <text:list-item>
            <text:p text:style-name="P18">Test if diff maps are close to zero in each point. It logs red messages if values are higher than the configured tolerance.</text:p>
          </text:list-item>
          <text:list-item>
            <text:p text:style-name="P18">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4507176093193996913" text:style-name="L2">
          <text:list-item>
            <text:p text:style-name="P19">path to grib2pcraster executable</text:p>
          </text:list-item>
          <text:list-item>
            <text:p text:style-name="P19">path to pcrcalc executable</text:p>
          </text:list-item>
          <text:list-item>
            <text:p text:style-name="P19">path to text file containing list of commands in pairs</text:p>
          </text:list-item>
          <text:list-item>
            <text:p text:style-name="P19">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pan text:style-name="T1">p</text:span>N@ &lt;list of arguments for pyg2p&gt;</text:p>
        <text:p text:style-name="Standard"/>
        <text:p text:style-name="Standard"><text:soft-page-break/>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P16">You can also configure a test to compare two different executions of pyg2p, using the '<text:span text:style-name="T1">z</text:span>' prefix to identify the alternative pyg2p command (e.g. using scipy based interpolation).</text:p>
        <text:p text:style-name="Standard"/>
        <text:p text:style-name="Standard">An example:</text:p>
        <text:p text:style-name="Standard"/>
        <text:p text:style-name="code"><text:span text:style-name="T13">g1</text:span>@ -p 228.128 -n <text:span text:style-name="T13">g</text:span>R24 -t 24 --fmap=1 -i /dataset/EpsN320-2013063000.grb -o /dataset/eueR24 -m 10</text:p>
        <text:p text:style-name="code"><text:span text:style-name="T13">p1</text:span>@ -l ERROR -c /ECMWF_grib2pcraster/pyg2p/execution_templates/eue_r24.xml -i /dataset/EpsN320-2013063000.grb -o /dataset/eueR24 -m 10</text:p>
        <text:p text:style-name="code"/>
        <text:p text:style-name="code"><text:span text:style-name="T13">g2</text:span>@ -p 182.128 -n <text:span text:style-name="T13">g</text:span>E24 -t 24 --fmap=1 -m 10 -i /dataset/EpsN320-2013063000.grb -o /dataset/eueE24</text:p>
        <text:p text:style-name="code"><text:span text:style-name="T15">p</text:span><text:span text:style-name="T13">2</text:span>@ -l ERROR -c /ECMWF_grib2pcraster/pyg2p/execution_templates/eue_e24.xml -i /dataset/EpsN320-2013063000.grb -o /dataset/eueE24 -m 10<text:line-break/><text:line-break/>#glofas commands. grib2pcraster needs two executions for each pyg2p command</text:p>
        <text:p text:style-name="code"><text:span text:style-name="T13">g3</text:span>@ -i /dataset/20130325_en0to10.grib -o ./multiresSRO -p 8.128 -m 50 -n gsro --date=20130325 -s 0 -e 240 --unit=mm -t 24 --interlookup=/grib2pcraster/interplookup/intertable_2011_medium.txt</text:p>
        <text:p text:style-name="code"><text:span text:style-name="T13">g3</text:span>@ -i /dataset/multires/20130325_en11to15.grib -o ./multiresSRO -p 8.128 -m 50 -n gsro --date=20130325 -s 264 --fmap=11 -e 360 --unit=mm -t 24 --interlookup=/grib2pcraster/interplookup/intertable_2011_low.txt</text:p>
        <text:p text:style-name="code"><text:span text:style-name="T13">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3">p4</text:span>@ -i /dataset/UKMO/UKMO_20121218.grib -o ./UKMO/ -c /home/dominik/ECMWF_grib2pcraster/pyg2p_workingcopy/execution_templates_devel/UKMO_t24_LA.xml -m 0</text:p>
        <text:p text:style-name="code"><text:span text:style-name="T13">p</text:span><text:span text:style-name="T14">5</text:span>@ -i /dataset/ungrib_20130804/EUE_2013073100_cv.grb -o ./UKMO/ -c ./execution_templates_devel/EUE_RainAnim_CV.xml -m 0<text:line-break/><text:line-break/><text:span text:style-name="T14">p6</text:span><text:span text:style-name="T20">@ -l ERROR -i /dataset/UKMO/UKMO_20121218.grib -o /dataset/testdiffmaps/scipy_interpol/UKMOt24/ -c /pyg2p_git/execution_templates_devel/UKMO_t24_LA_g.xml -m 0</text:span></text:p>
        <text:p text:style-name="code"><text:span text:style-name="T13">z</text:span><text:span text:style-name="T14">6</text:span>@ -l ERROR -i /dataset/UKMO/UKMO_20121218.grib -o /dataset/testdiffmaps/scipy_interpol/UKMOt24/ -c /pyg2p_git/execution_templates_devel/UKMO_t24_LA_scipy_nn.xml -m 0</text:p>
        <text:p text:style-name="code"/>
        <text:p text:style-name="Standard"/>
        <text:p text:style-name="Standard"/>
        <text:p text:style-name="P12">Important notes: <text:line-break/></text:p>
        <text:p text:style-name="warn">You have to use the prefix <text:span text:style-name="T13">g </text:span><text:span text:style-name="T17">in the</text:span> filename of maps produced by <text:span text:style-name="T1">grib2pcraster </text:span><text:span text:style-name="T21">or by the </text:span><text:span text:style-name="T2">alternative pyg2p</text:span><text:span text:style-name="T21"> command (the 'z' test)</text:span> and the prefix<text:span text:style-name="T13">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3">-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fo:font-family="'Andale Mono'" style:font-name-complex="Andale Mono" style:font-family-complex="'Andale Mono'"/>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left="0cm" fo:margin-right="0cm" fo:margin-top="0cm" fo:margin-bottom="0cm" style:contextual-spacing="false" fo:text-indent="0cm" style:auto-text-indent="false" fo:background-color="#ffcc99">
        <style:background-image/>
      </style:paragraph-properties>
      <style:text-properties style:font-name="Cantarell" fo:font-family="Cantarell" style:font-pitch="variable" fo:font-size="12pt" style:font-size-asian="12pt" style:font-name-complex="Cantarell" style:font-family-complex="Cantarell" style:font-pitch-complex="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2z0" style:family="text">
      <style:text-properties style:font-name="Symbol" fo:font-family="Symbol" style:font-charset="x-symbol" style:font-name-complex="OpenSymbol1" style:font-family-complex="OpenSymbol, 'Arial Unicode MS'"/>
    </style:style>
    <style:style style:name="WW8Num2z1" style:family="text">
      <style:text-properties style:font-name="OpenSymbol1" fo:font-family="OpenSymbol, 'Arial Unicode MS'" style:font-name-complex="OpenSymbol1" style:font-family-complex="OpenSymbol, 'Arial Unicode M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4-07-08T01:07:02.078185599</dc:date>
    <meta:editing-cycles>269</meta:editing-cycles>
    <meta:editing-duration>P5DT7H49M21S</meta:editing-duration>
    <meta:generator>LibreOffice/4.2.5.2$Linux_X86_64 LibreOffice_project/420m0$Build-2</meta:generator>
    <meta:document-statistic meta:table-count="8" meta:image-count="0" meta:object-count="0" meta:page-count="10" meta:paragraph-count="237" meta:word-count="1818" meta:character-count="14070" meta:non-whitespace-character-count="12294"/>
    <meta:user-defined meta:name="Info 1"/>
    <meta:user-defined meta:name="Info 2"/>
    <meta:user-defined meta:name="Info 3"/>
    <meta:user-defined meta:name="Info 4"/>
  </office:meta>
</office:document-meta>
</file>